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35.929cm" svg:height="15.858cm" svg:x="13.268cm" svg:y="0.531cm">
            <draw:object draw:notify-on-update-of-ranges="Tabelle1.A2:Tabelle1.A30 Tabelle1.D1:Tabelle1.D1 Tabelle1.D2:Tabelle1.D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Mutationsrate</text:p>
          </table:table-cell>
          <table:table-cell table:style-name="ce1" office:value-type="string" calcext:value-type="string">
            <text:p>Iterationen</text:p>
          </table:table-cell>
          <table:table-cell table:style-name="ce1" office:value-type="string" calcext:value-type="string">
            <text:p>Güte</text:p>
          </table:table-cell>
          <table:table-cell table:style-name="ce1" office:value-type="string" calcext:value-type="string">
            <text:p>Güte/Iteratio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table:formula="of:=[.C2]/[.B2]" office:value-type="float" office:value="0.0014" calcext:value-type="float">
            <text:p>0,0014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[.C3]/[.B3]" office:value-type="float" office:value="3.07692307692308" calcext:value-type="float">
            <text:p>3,0769230769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[.C4]/[.B4]" office:value-type="float" office:value="3.07692307692308" calcext:value-type="float">
            <text:p>3,0769230769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formula="of:=[.C5]/[.B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C6]/[.B6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formula="of:=[.C7]/[.B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formula="of:=[.C8]/[.B8]" office:value-type="float" office:value="4.44444444444444" calcext:value-type="float">
            <text:p>4,4444444444</text:p>
          </table:table-cell>
          <table:table-cell table:number-columns-repeated="3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formula="of:=[.C9]/[.B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formula="of:=[.C10]/[.B10]" office:value-type="float" office:value="4.44444444444444" calcext:value-type="float">
            <text:p>4,4444444444</text:p>
          </table:table-cell>
          <table:table-cell table:number-columns-repeated="3"/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formula="of:=[.C11]/[.B11]" office:value-type="float" office:value="4.44444444444444" calcext:value-type="float">
            <text:p>4,4444444444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C12]/[.B12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C13]/[.B13]" office:value-type="float" office:value="2.85714285714286" calcext:value-type="float">
            <text:p>2,8571428571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formula="of:=[.C14]/[.B14]" office:value-type="float" office:value="1.73913043478261" calcext:value-type="float">
            <text:p>1,7391304348</text:p>
          </table:table-cell>
          <table:table-cell table:number-columns-repeated="3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698" calcext:value-type="float">
            <text:p>698</text:p>
          </table:table-cell>
          <table:table-cell office:value-type="float" office:value="40" calcext:value-type="float">
            <text:p>40</text:p>
          </table:table-cell>
          <table:table-cell table:formula="of:=[.C15]/[.B15]" office:value-type="float" office:value="0.0573065902578797" calcext:value-type="float">
            <text:p>0,0573065903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5310" calcext:value-type="float">
            <text:p>5310</text:p>
          </table:table-cell>
          <table:table-cell office:value-type="float" office:value="40" calcext:value-type="float">
            <text:p>40</text:p>
          </table:table-cell>
          <table:table-cell table:formula="of:=[.C16]/[.B16]" office:value-type="float" office:value="0.00753295668549906" calcext:value-type="float">
            <text:p>0,0075329567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10000" calcext:value-type="float">
            <text:p>10000</text:p>
          </table:table-cell>
          <table:table-cell office:value-type="float" office:value="38" calcext:value-type="float">
            <text:p>38</text:p>
          </table:table-cell>
          <table:table-cell table:formula="of:=[.C17]/[.B17]" office:value-type="float" office:value="0.0038" calcext:value-type="float">
            <text:p>0,0038</text:p>
          </table:table-cell>
          <table:table-cell table:number-columns-repeated="3"/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10000" calcext:value-type="float">
            <text:p>10000</text:p>
          </table:table-cell>
          <table:table-cell office:value-type="float" office:value="37" calcext:value-type="float">
            <text:p>37</text:p>
          </table:table-cell>
          <table:table-cell table:formula="of:=[.C18]/[.B18]" office:value-type="float" office:value="0.0037" calcext:value-type="float">
            <text:p>0,0037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10000" calcext:value-type="float">
            <text:p>10000</text:p>
          </table:table-cell>
          <table:table-cell office:value-type="float" office:value="36" calcext:value-type="float">
            <text:p>36</text:p>
          </table:table-cell>
          <table:table-cell table:formula="of:=[.C19]/[.B19]" office:value-type="float" office:value="0.0036" calcext:value-type="float">
            <text:p>0,0036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000" calcext:value-type="float">
            <text:p>10000</text:p>
          </table:table-cell>
          <table:table-cell office:value-type="float" office:value="34" calcext:value-type="float">
            <text:p>34</text:p>
          </table:table-cell>
          <table:table-cell table:formula="of:=[.C20]/[.B20]" office:value-type="float" office:value="0.0034" calcext:value-type="float">
            <text:p>0,0034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10000" calcext:value-type="float">
            <text:p>10000</text:p>
          </table:table-cell>
          <table:table-cell office:value-type="float" office:value="35" calcext:value-type="float">
            <text:p>35</text:p>
          </table:table-cell>
          <table:table-cell table:formula="of:=[.C21]/[.B21]" office:value-type="float" office:value="0.0035" calcext:value-type="float">
            <text:p>0,0035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10000" calcext:value-type="float">
            <text:p>10000</text:p>
          </table:table-cell>
          <table:table-cell office:value-type="float" office:value="33" calcext:value-type="float">
            <text:p>33</text:p>
          </table:table-cell>
          <table:table-cell table:formula="of:=[.C22]/[.B22]" office:value-type="float" office:value="0.0033" calcext:value-type="float">
            <text:p>0,0033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10000" calcext:value-type="float">
            <text:p>10000</text:p>
          </table:table-cell>
          <table:table-cell office:value-type="float" office:value="33" calcext:value-type="float">
            <text:p>33</text:p>
          </table:table-cell>
          <table:table-cell table:formula="of:=[.C23]/[.B23]" office:value-type="float" office:value="0.0033" calcext:value-type="float">
            <text:p>0,0033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0000" calcext:value-type="float">
            <text:p>10000</text:p>
          </table:table-cell>
          <table:table-cell office:value-type="float" office:value="31" calcext:value-type="float">
            <text:p>31</text:p>
          </table:table-cell>
          <table:table-cell table:formula="of:=[.C24]/[.B24]" office:value-type="float" office:value="0.0031" calcext:value-type="float">
            <text:p>0,0031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10000" calcext:value-type="float">
            <text:p>10000</text:p>
          </table:table-cell>
          <table:table-cell office:value-type="float" office:value="31" calcext:value-type="float">
            <text:p>31</text:p>
          </table:table-cell>
          <table:table-cell table:formula="of:=[.C25]/[.B25]" office:value-type="float" office:value="0.0031" calcext:value-type="float">
            <text:p>0,0031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0000" calcext:value-type="float">
            <text:p>10000</text:p>
          </table:table-cell>
          <table:table-cell office:value-type="float" office:value="29" calcext:value-type="float">
            <text:p>29</text:p>
          </table:table-cell>
          <table:table-cell table:formula="of:=[.C26]/[.B26]" office:value-type="float" office:value="0.0029" calcext:value-type="float">
            <text:p>0,0029</text:p>
          </table:table-cell>
          <table:table-cell table:number-columns-repeated="3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10000" calcext:value-type="float">
            <text:p>10000</text:p>
          </table:table-cell>
          <table:table-cell office:value-type="float" office:value="29" calcext:value-type="float">
            <text:p>29</text:p>
          </table:table-cell>
          <table:table-cell table:formula="of:=[.C27]/[.B27]" office:value-type="float" office:value="0.0029" calcext:value-type="float">
            <text:p>0,0029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0000" calcext:value-type="float">
            <text:p>10000</text:p>
          </table:table-cell>
          <table:table-cell office:value-type="float" office:value="28" calcext:value-type="float">
            <text:p>28</text:p>
          </table:table-cell>
          <table:table-cell table:formula="of:=[.C28]/[.B28]" office:value-type="float" office:value="0.0028" calcext:value-type="float">
            <text:p>0,0028</text:p>
          </table:table-cell>
          <table:table-cell table:number-columns-repeated="3"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table:formula="of:=[.C29]/[.B29]" office:value-type="float" office:value="0.0025" calcext:value-type="float">
            <text:p>0,00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table:formula="of:=[.C30]/[.B30]" office:value-type="float" office:value="0.0025" calcext:value-type="float">
            <text:p>0,0025</text:p>
          </table:table-cell>
          <table:table-cell table:number-columns-repeated="3"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5.</text:p>
          </table:table-cell>
          <table:table-cell office:value-type="string" calcext:value-type="string">
            <text:p>Fehlerbalken zeigen den Standardfehler, der die Wurzel der Varianz (Standardabweichung) des Mittelwerts is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er Standardfehler gibt den Bereich an, in dem sich der Werte beim Messen aller Werte Güte/Iteration befinden können, es nicht möglich ist, alle Mutationsraten zu überprüfen (überabzählbar).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6.</text:p>
          </table:table-cell>
          <table:table-cell office:value-type="string" calcext:value-type="string">
            <text:p>Das Diagramm zeigt die Güte über die nötigen Iterationen bis einschließlich 10000, abgebildet auf der Mutationsrate als Parameter eines evolutionären Algorithmus. Dieser Algorithmus optimiert einen Bit-String der Länge 40 und erzeugt 400 Nachkommen pro Iteration. Es ist deutlich erkennbar, dass der Algorithmus ab einer Mutationsrate von 0,1 immer ineffizienter arbeite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0.00.0000</text:date>, <text:time style:data-style-name="N2" text:time-value="0000-00-00T00:00:01.00149010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20:11:47.246000000</meta:creation-date>
    <dc:date>2014-04-17T23:50:50.591734418</dc:date>
    <meta:editing-duration>PT3H2M54S</meta:editing-duration>
    <meta:editing-cycles>16</meta:editing-cycles>
    <meta:generator>LibreOffice/4.1.3.2$Linux_x86 LibreOffice_project/410m0$Build-2</meta:generator>
    <meta:document-statistic meta:table-count="1" meta:cell-count="1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resolution="22" chart:right-angled-axes="true" chart:error-category="standard-error"/>
    </style:style>
    <style:style style:name="ch5" style:family="chart" style:data-style-name="N0">
      <style:chart-properties chart:display-label="true" chart:logarithmic="false" chart:minimum="0" chart:maximum="1" chart:interval-major="0.05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error-category="standard-error"/>
      <style:graphic-properties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standard-error" char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93cm" svg:height="15.859cm" xlink:href=".." xlink:type="simple" chart:class="chart:scatter" chart:style-name="ch1">
        <chart:title svg:x="11.505cm" svg:y="0.453cm" chart:style-name="ch2">
          <text:p>Bewertung des Algorithmus bei unterschiedlichen Mutationsraten</text:p>
        </chart:title>
        <chart:subtitle svg:x="16.598cm" svg:y="1.575cm" chart:style-name="ch3">
          <text:p>n = 40, λ = 400</text:p>
        </chart:subtitle>
        <chart:plot-area chart:style-name="ch4" table:cell-range-address="Tabelle1.A2:Tabelle1.A30 Tabelle1.D1:Tabelle1.D30" chart:data-source-has-labels="row" svg:x="1.729cm" svg:y="2.918cm" svg:width="32.765cm" svg:height="11.643cm">
          <chartooo:coordinate-region svg:x="2.165cm" svg:y="3.117cm" svg:width="32.235cm" svg:height="10.797cm"/>
          <chart:axis chart:dimension="x" chart:name="primary-x" chart:style-name="ch5">
            <chart:title svg:x="17.075cm" svg:y="14.878cm" chart:style-name="ch6">
              <text:p>Mutationsrate</text:p>
            </chart:title>
          </chart:axis>
          <chart:axis chart:dimension="y" chart:name="primary-y" chart:style-name="ch7">
            <chart:title svg:x="0.451cm" svg:y="9.947cm" chart:style-name="ch8">
              <text:p>Güte/Iterationen</text:p>
            </chart:title>
            <chart:grid chart:style-name="ch9" chart:class="major"/>
          </chart:axis>
          <chart:series chart:style-name="ch10" chart:values-cell-range-address="Tabelle1.D2:Tabelle1.D30" chart:label-cell-address="Tabelle1.D1:Tabelle1.D1" chart:class="chart:scatter">
            <chart:domain table:cell-range-address="Tabelle1.A2:Tabelle1.A30"/>
            <chart:error-indicator chart:style-name="ch11" chart:dimension="y"/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Güte/Iteration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2:Tabelle1.A30</svg:desc>
                </draw:g>
              </table:table-cell>
              <table:table-cell office:value-type="float" office:value="0.0014">
                <text:p>0.0014</text:p>
                <draw:g>
                  <svg:desc>Tabelle1.D2:Tabelle1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3.07692307692308">
                <text:p>3.076923076923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3.07692307692308">
                <text:p>3.076923076923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4.44444444444444">
                <text:p>4.44444444444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4.44444444444444">
                <text:p>4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4.44444444444444">
                <text:p>4.44444444444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">
                <text:p>0.15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1.73913043478261">
                <text:p>1.739130434782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">
                <text:p>0.25</text:p>
              </table:table-cell>
              <table:table-cell office:value-type="float" office:value="0.0573065902578797">
                <text:p>0.05730659025787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0.00753295668549906">
                <text:p>0.007532956685499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">
                <text:p>0.35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">
                <text:p>0.45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">
                <text:p>0.5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5">
                <text:p>0.55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">
                <text:p>0.6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5">
                <text:p>0.65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">
                <text:p>0.7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5">
                <text:p>0.75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5">
                <text:p>0.85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">
                <text:p>0.9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5">
                <text:p>0.95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0025">
                <text:p>0.0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